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298876166" calcext:value-type="float">
            <text:p>1,298876166</text:p>
          </table:table-cell>
          <table:table-cell office:value-type="float" office:value="0.5586419702" calcext:value-type="float">
            <text:p>0,5586419702</text:p>
          </table:table-cell>
          <table:table-cell office:value-type="float" office:value="0.002577590756" calcext:value-type="float">
            <text:p>0,0025775908</text:p>
          </table:table-cell>
          <table:table-cell table:style-name="ce1" office:value-type="float" office:value="0.00009769294411" calcext:value-type="float">
            <text:p>9,77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660" calcext:value-type="float">
            <text:p>68660</text:p>
          </table:table-cell>
          <table:table-cell office:value-type="float" office:value="1.128275394" calcext:value-type="float">
            <text:p>1,128275394</text:p>
          </table:table-cell>
          <table:table-cell office:value-type="float" office:value="0.5727562904" calcext:value-type="float">
            <text:p>0,5727562904</text:p>
          </table:table-cell>
          <table:table-cell office:value-type="float" office:value="0.0004834798747" calcext:value-type="float">
            <text:p>0,0004834799</text:p>
          </table:table-cell>
          <table:table-cell table:style-name="ce1" office:value-type="float" office:value="0.00001487630379" calcext:value-type="float">
            <text:p>1,49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863" calcext:value-type="float">
            <text:p>68863</text:p>
          </table:table-cell>
          <table:table-cell office:value-type="float" office:value="1.185861588" calcext:value-type="float">
            <text:p>1,185861588</text:p>
          </table:table-cell>
          <table:table-cell office:value-type="float" office:value="0.5766890645" calcext:value-type="float">
            <text:p>0,5766890645</text:p>
          </table:table-cell>
          <table:table-cell office:value-type="float" office:value="0.0006896961131" calcext:value-type="float">
            <text:p>0,0006896961</text:p>
          </table:table-cell>
          <table:table-cell table:style-name="ce1" office:value-type="float" office:value="0.000007416087101" calcext:value-type="float">
            <text:p>7,42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198" calcext:value-type="float">
            <text:p>69198</text:p>
          </table:table-cell>
          <table:table-cell office:value-type="float" office:value="1.373680115" calcext:value-type="float">
            <text:p>1,373680115</text:p>
          </table:table-cell>
          <table:table-cell office:value-type="float" office:value="0.5575004816" calcext:value-type="float">
            <text:p>0,5575004816</text:p>
          </table:table-cell>
          <table:table-cell office:value-type="float" office:value="0.001129234675" calcext:value-type="float">
            <text:p>0,0011292347</text:p>
          </table:table-cell>
          <table:table-cell table:style-name="ce1" office:value-type="float" office:value="0.00003690309313" calcext:value-type="float">
            <text:p>3,69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849" calcext:value-type="float">
            <text:p>69849</text:p>
          </table:table-cell>
          <table:table-cell office:value-type="float" office:value="1.377380371" calcext:value-type="float">
            <text:p>1,377380371</text:p>
          </table:table-cell>
          <table:table-cell office:value-type="float" office:value="0.502016902" calcext:value-type="float">
            <text:p>0,502016902</text:p>
          </table:table-cell>
          <table:table-cell office:value-type="float" office:value="0.0003803060099" calcext:value-type="float">
            <text:p>0,000380306</text:p>
          </table:table-cell>
          <table:table-cell table:style-name="ce1" office:value-type="float" office:value="0.00001462715409" calcext:value-type="float">
            <text:p>1,46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086" calcext:value-type="float">
            <text:p>70086</text:p>
          </table:table-cell>
          <table:table-cell office:value-type="float" office:value="1.286686063" calcext:value-type="float">
            <text:p>1,286686063</text:p>
          </table:table-cell>
          <table:table-cell office:value-type="float" office:value="0.5831740499" calcext:value-type="float">
            <text:p>0,5831740499</text:p>
          </table:table-cell>
          <table:table-cell office:value-type="float" office:value="0.0006851561484" calcext:value-type="float">
            <text:p>0,0006851561</text:p>
          </table:table-cell>
          <table:table-cell table:style-name="ce1" office:value-type="float" office:value="0.00001457779035" calcext:value-type="float">
            <text:p>1,46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0405" calcext:value-type="float">
            <text:p>70405</text:p>
          </table:table-cell>
          <table:table-cell office:value-type="float" office:value="1.22855854" calcext:value-type="float">
            <text:p>1,22855854</text:p>
          </table:table-cell>
          <table:table-cell office:value-type="float" office:value="0.5550252795" calcext:value-type="float">
            <text:p>0,5550252795</text:p>
          </table:table-cell>
          <table:table-cell office:value-type="float" office:value="0.0006893249229" calcext:value-type="float">
            <text:p>0,0006893249</text:p>
          </table:table-cell>
          <table:table-cell table:style-name="ce1" office:value-type="float" office:value="0.00002176815542" calcext:value-type="float">
            <text:p>2,18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0892" calcext:value-type="float">
            <text:p>70892</text:p>
          </table:table-cell>
          <table:table-cell office:value-type="float" office:value="1.130079746" calcext:value-type="float">
            <text:p>1,130079746</text:p>
          </table:table-cell>
          <table:table-cell office:value-type="float" office:value="0.5710077286" calcext:value-type="float">
            <text:p>0,5710077286</text:p>
          </table:table-cell>
          <table:table-cell office:value-type="float" office:value="0.0002234443527" calcext:value-type="float">
            <text:p>0,0002234444</text:p>
          </table:table-cell>
          <table:table-cell table:style-name="ce1" office:value-type="float" office:value="0.00002162364763" calcext:value-type="float">
            <text:p>2,16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039" calcext:value-type="float">
            <text:p>71039</text:p>
          </table:table-cell>
          <table:table-cell office:value-type="float" office:value="1.197702289" calcext:value-type="float">
            <text:p>1,197702289</text:p>
          </table:table-cell>
          <table:table-cell office:value-type="float" office:value="0.5591691136" calcext:value-type="float">
            <text:p>0,5591691136</text:p>
          </table:table-cell>
          <table:table-cell office:value-type="float" office:value="0.0003021169687" calcext:value-type="float">
            <text:p>0,000302117</text:p>
          </table:table-cell>
          <table:table-cell table:style-name="ce1" office:value-type="float" office:value="0.000007193261354" calcext:value-type="float">
            <text:p>7,19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205" calcext:value-type="float">
            <text:p>71205</text:p>
          </table:table-cell>
          <table:table-cell office:value-type="float" office:value="1.289163113" calcext:value-type="float">
            <text:p>1,289163113</text:p>
          </table:table-cell>
          <table:table-cell office:value-type="float" office:value="0.5578538775" calcext:value-type="float">
            <text:p>0,5578538775</text:p>
          </table:table-cell>
          <table:table-cell office:value-type="float" office:value="0.0004378126469" calcext:value-type="float">
            <text:p>0,0004378126</text:p>
          </table:table-cell>
          <table:table-cell table:style-name="ce1" office:value-type="float" office:value="0.00001435451304" calcext:value-type="float">
            <text:p>1,44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496263385" calcext:value-type="float">
            <text:p>1,2496263385</text:p>
          </table:table-cell>
          <table:table-cell table:formula="of:=AVERAGE([.D2:.D11])" office:value-type="float" office:value="0.55938347578" calcext:value-type="float">
            <text:p>0,5593834758</text:p>
          </table:table-cell>
          <table:table-cell table:formula="of:=AVERAGE([.E2:.E11])" office:value-type="float" office:value="0.00075981624683" calcext:value-type="float">
            <text:p>0,0007598162</text:p>
          </table:table-cell>
          <table:table-cell table:formula="of:=AVERAGE([.F2:.F11])" office:value-type="float" office:value="0.0000251032950015" calcext:value-type="float">
            <text:p>2,51032950015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8:56:47.012661423</dc:date>
    <meta:document-statistic meta:table-count="1" meta:cell-count="70" meta:object-count="0"/>
    <meta:generator>LibreOffice/4.1.4.2$Linux_X86_64 LibreOffice_project/410m0$Build-2</meta:generator>
  </office:meta>
</office:document-meta>
</file>